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0.676cm"/>
    </style:style>
    <style:style style:name="ro1" style:family="table-row">
      <style:table-row-properties style:row-height="0.57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style:vertical-align="middle"/>
    </style:style>
    <style:style style:name="ce4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7" office:value-type="string" calcext:value-type="string">
            <text:p>pixel</text:p>
          </table:table-cell>
          <table:table-cell table:style-name="ce1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7"/>
          <table:table-cell table:style-name="ce1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7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style-name="ce1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7"/>
          <table:table-cell table:style-name="ce1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7"/>
          <table:table-cell table:style-name="ce1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7"/>
          <table:table-cell table:style-name="ce1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7"/>
          <table:table-cell table:style-name="ce17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7"/>
          <table:table-cell table:style-name="ce17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7"/>
          <table:table-cell table:style-name="ce17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7"/>
          <table:table-cell table:style-name="ce1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7"/>
          <table:table-cell table:style-name="ce17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7"/>
          <table:table-cell table:style-name="ce17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7"/>
          <table:table-cell table:style-name="ce17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7"/>
          <table:table-cell table:style-name="ce17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7"/>
          <table:table-cell table:style-name="ce17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7"/>
          <table:table-cell table:style-name="ce17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7"/>
          <table:table-cell table:style-name="ce17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7"/>
          <table:table-cell table:style-name="ce17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7"/>
          <table:table-cell table:style-name="ce17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17"/>
          <table:table-cell table:style-name="ce17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17"/>
          <table:table-cell table:style-name="ce17" office:value-type="float" office:value="35" calcext:value-type="float" table:number-columns-spanned="3" table:number-rows-spanned="1">
            <text:p>35</text:p>
          </table:table-cell>
          <table:covered-table-cell table:style-name="ce17"/>
          <table:covered-table-cell/>
          <table:table-cell table:style-name="ce14" table:number-columns-repeated="16275"/>
        </table:table-row>
        <table:table-row table:style-name="ro1">
          <table:table-cell table:style-name="ce7" office:value-type="string" calcext:value-type="string">
            <text:p>rg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4" table:number-columns-repeated="16275"/>
        </table:table-row>
        <table:table-row table:style-name="ro1">
          <table:table-cell table:style-name="ce7" office:value-type="string" calcext:value-type="string">
            <text:p>bank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14" table:number-columns-repeated="16275"/>
        </table:table-row>
        <table:table-row table:style-name="ro1">
          <table:table-cell table:style-name="ce11" office:value-type="string" calcext:value-type="string">
            <text:p>cí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table:number-columns-repeated="16275"/>
        </table:table-row>
        <table:table-row table:style-name="ro1">
          <table:table-cell table:style-name="ce7"/>
          <table:table-cell table:style-name="ce14" table:number-columns-repeated="16383"/>
        </table:table-row>
        <table:table-row table:style-name="ro1" table:number-rows-repeated="2">
          <table:table-cell table:style-name="ce11"/>
          <table:table-cell table:style-name="ce22" table:number-columns-repeated="60"/>
          <table:table-cell table:style-name="ce43" table:number-columns-repeated="90"/>
          <table:table-cell table:style-name="ce8" table:number-columns-repeated="16233"/>
        </table:table-row>
        <table:table-row table:style-name="ro1">
          <table:table-cell table:style-name="ce7"/>
          <table:table-cell table:number-columns-repeated="150"/>
          <table:table-cell table:style-name="ce8" table:number-columns-repeated="1623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"/>
          <table:table-cell table:style-name="ce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"/>
          <table:table-cell table:style-name="ce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3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3"/>
          <table:table-cell table:style-name="ce3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"/>
          <table:table-cell table:style-name="ce3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3"/>
          <table:table-cell table:style-name="ce3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3"/>
          <table:table-cell table:style-name="ce3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"/>
          <table:table-cell table:style-name="ce3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3"/>
          <table:table-cell table:style-name="ce3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3"/>
          <table:table-cell table:style-name="ce3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3"/>
          <table:table-cell table:style-name="ce3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3"/>
          <table:table-cell table:style-name="Default" table:number-columns-repeated="48"/>
          <table:table-cell table:style-name="ce8" table:number-columns-repeated="42"/>
          <table:table-cell table:style-name="ce43" table:number-columns-repeated="16233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Default" table:number-columns-repeated="48"/>
          <table:table-cell table:style-name="ce8" table:number-columns-repeated="42"/>
          <table:table-cell table:style-name="ce43" table:number-columns-repeated="16233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21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1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21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1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21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21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21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21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36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4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21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21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36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21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21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Default" table:number-columns-repeated="48"/>
          <table:table-cell table:style-name="ce43" table:number-columns-repeated="16275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Default" table:number-columns-repeated="48"/>
          <table:table-cell table:style-name="ce43" table:number-columns-repeated="16275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3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3"/>
          <table:table-cell table:style-name="ce3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3"/>
          <table:table-cell table:style-name="ce3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3"/>
          <table:table-cell table:style-name="ce3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3"/>
          <table:table-cell table:style-name="ce3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3"/>
          <table:table-cell table:style-name="ce3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3"/>
          <table:table-cell table:style-name="ce3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3"/>
          <table:table-cell table:style-name="ce3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3"/>
          <table:table-cell table:style-name="ce3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3"/>
          <table:table-cell table:style-name="ce3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3"/>
          <table:table-cell table:style-name="ce3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3"/>
          <table:table-cell table:style-name="ce3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3"/>
          <table:table-cell table:style-name="ce3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3"/>
          <table:table-cell table:style-name="ce3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3"/>
          <table:table-cell table:style-name="ce3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3"/>
          <table:table-cell table:style-name="ce3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ce3"/>
          <table:table-cell table:style-name="ce3" office:value-type="float" office:value="37" calcext:value-type="float" table:number-columns-spanned="3" table:number-rows-spanned="1">
            <text:p>37</text:p>
          </table:table-cell>
          <table:covered-table-cell table:number-columns-repeated="2" table:style-name="ce3"/>
          <table:table-cell table:style-name="ce3" office:value-type="float" office:value="38" calcext:value-type="float" table:number-columns-spanned="3" table:number-rows-spanned="1">
            <text:p>38</text:p>
          </table:table-cell>
          <table:covered-table-cell table:number-columns-repeated="2" table:style-name="ce3"/>
          <table:table-cell table:style-name="ce3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ce3"/>
          <table:table-cell table:number-columns-repeated="90"/>
          <table:table-cell table:style-name="ce8" table:number-columns-repeated="16233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number-columns-repeated="90"/>
          <table:table-cell table:style-name="ce8" table:number-columns-repeated="16233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21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21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21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21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21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4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21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21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4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36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21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21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36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21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number-columns-repeated="90"/>
          <table:table-cell table:style-name="ce43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21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21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21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21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21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2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21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21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21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21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21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21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21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21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21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21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21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90"/>
          <table:table-cell table:style-name="ce43" table:number-columns-repeated="16233"/>
        </table:table-row>
        <table:table-row table:style-name="ro1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3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3"/>
          <table:table-cell table:style-name="ce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3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3"/>
          <table:table-cell table:style-name="ce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3"/>
          <table:table-cell table:style-name="ce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3"/>
          <table:table-cell table:style-name="ce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3"/>
          <table:table-cell table:style-name="ce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3"/>
          <table:table-cell table:style-name="ce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3"/>
          <table:table-cell table:style-name="ce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3"/>
          <table:table-cell table:style-name="ce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3"/>
          <table:table-cell table:style-name="ce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3"/>
          <table:table-cell table:style-name="ce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3"/>
          <table:table-cell table:style-name="ce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3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3"/>
          <table:table-cell table:style-name="ce3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3"/>
          <table:table-cell table:style-name="ce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3"/>
          <table:table-cell table:style-name="ce8" table:number-columns-repeated="70"/>
          <table:table-cell table:number-columns-repeated="16233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8" table:number-columns-repeated="70"/>
          <table:table-cell table:number-columns-repeated="16233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21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21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21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21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21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21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21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21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21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21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21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8" table:number-columns-repeated="70"/>
          <table:table-cell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1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21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21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number-columns-repeated="70"/>
          <table:table-cell table:number-columns-repeated="16233"/>
        </table:table-row>
        <table:table-row table:style-name="ro1">
          <table:table-cell table:style-name="ce7"/>
          <table:table-cell table:number-columns-repeated="60"/>
          <table:table-cell table:style-name="ce8" table:number-columns-repeated="90"/>
          <table:table-cell table:number-columns-repeated="16233"/>
        </table:table-row>
        <table:table-row table:style-name="ro1" table:number-rows-repeated="2">
          <table:table-cell table:style-name="ce7"/>
          <table:table-cell table:number-columns-repeated="60"/>
          <table:table-cell table:style-name="ce8" table:number-columns-repeated="16323"/>
        </table:table-row>
        <table:table-row table:style-name="ro1">
          <table:table-cell table:style-name="ce7"/>
          <table:table-cell table:number-columns-repeated="60"/>
          <table:table-cell table:style-name="ce8" table:number-columns-repeated="90"/>
          <table:table-cell table:style-name="ce43" table:number-columns-repeated="1623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3"/>
          <table:covered-table-cell table:style-name="ce32"/>
          <table:table-cell table:style-name="ce8" table:number-columns-repeated="2"/>
          <table:table-cell table:style-name="ce44" table:number-columns-repeated="68"/>
          <table:table-cell table:style-name="ce43" table:number-columns-repeated="16233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8" table:number-columns-repeated="2"/>
          <table:table-cell table:style-name="ce44" table:number-columns-repeated="68"/>
          <table:table-cell table:style-name="ce8" table:number-columns-repeated="16233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36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36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36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36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36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36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8" table:number-columns-repeated="2"/>
          <table:table-cell table:style-name="ce45" table:number-columns-repeated="68"/>
          <table:table-cell table:style-name="ce8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number-columns-repeated="2"/>
          <table:table-cell table:style-name="ce45" table:number-columns-repeated="68"/>
          <table:table-cell table:style-name="ce8" table:number-columns-repeated="16233"/>
        </table:table-row>
        <table:table-row table:style-name="ro1">
          <table:table-cell table:style-name="ce6" table:number-columns-repeated="81"/>
          <table:table-cell table:style-name="ce8" table:number-columns-repeated="2"/>
          <table:table-cell table:style-name="ce6" table:number-columns-repeated="68"/>
          <table:table-cell table:style-name="ce8" table:number-columns-repeated="1623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3"/>
          <table:covered-table-cell table:style-name="ce32"/>
          <table:table-cell table:style-name="ce8" table:number-columns-repeated="2"/>
          <table:table-cell table:style-name="ce44" table:number-columns-repeated="16301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8" table:number-columns-repeated="2"/>
          <table:table-cell table:style-name="ce44" table:number-columns-repeated="16301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36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36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36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36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36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36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36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36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4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8" table:number-columns-repeated="2"/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2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21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21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21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21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1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21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21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21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21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21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21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21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21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21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8" table:number-columns-repeated="2"/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style-name="ce8" table:number-columns-repeated="151"/>
          <table:table-cell table:style-name="ce6" table:number-columns-repeated="16233"/>
        </table:table-row>
        <table:table-row table:style-name="ro1" table:number-rows-repeated="4">
          <table:table-cell table:style-name="ce8" table:number-columns-repeated="151"/>
          <table:table-cell table:style-name="ce44" table:number-columns-repeated="16233"/>
        </table:table-row>
        <table:table-row table:style-name="ro1" table:number-rows-repeated="5">
          <table:table-cell table:style-name="ce8" table:number-columns-repeated="16384"/>
        </table:table-row>
        <table:table-row table:style-name="ro1" table:number-rows-repeated="5">
          <table:table-cell table:number-columns-repeated="151"/>
          <table:table-cell table:style-name="ce8" table:number-columns-repeated="1623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3"/>
          <table:covered-table-cell table:style-name="ce32"/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68"/>
          <table:table-cell table:number-columns-repeated="16233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68"/>
          <table:table-cell table:number-columns-repeated="16233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21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21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21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21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21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21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21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21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21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21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21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21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21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5" table:number-columns-repeated="68"/>
          <table:table-cell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5" table:number-columns-repeated="68"/>
          <table:table-cell table:number-columns-repeated="16233"/>
        </table:table-row>
        <table:table-row table:style-name="ro1">
          <table:table-cell table:style-name="ce6" table:number-columns-repeated="151"/>
          <table:table-cell table:number-columns-repeated="16233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3"/>
          <table:covered-table-cell table:style-name="ce32"/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21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21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4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21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21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21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4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21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4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21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21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21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21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4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21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21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21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4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21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21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21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21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21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21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21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21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21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21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21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21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21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21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21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21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3" calcext:value-type="float">
            <text:p>163</text:p>
          </table:table-cell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40" calcext:value-type="float" table:number-columns-spanned="4" table:number-rows-spanned="1">
            <text:p>4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1" calcext:value-type="float" table:number-columns-spanned="4" table:number-rows-spanned="1">
            <text:p>4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2" calcext:value-type="float" table:number-columns-spanned="4" table:number-rows-spanned="1">
            <text:p>4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3" calcext:value-type="float" table:number-columns-spanned="4" table:number-rows-spanned="1">
            <text:p>4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4" calcext:value-type="float" table:number-columns-spanned="4" table:number-rows-spanned="1">
            <text:p>4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7" calcext:value-type="float" table:number-columns-spanned="4" table:number-rows-spanned="1">
            <text:p>4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8" calcext:value-type="float" table:number-columns-spanned="4" table:number-rows-spanned="1">
            <text:p>4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49" calcext:value-type="float" table:number-columns-spanned="4" table:number-rows-spanned="1">
            <text:p>4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0" calcext:value-type="float" table:number-columns-spanned="4" table:number-rows-spanned="1">
            <text:p>5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1" calcext:value-type="float" table:number-columns-spanned="4" table:number-rows-spanned="1">
            <text:p>5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2" calcext:value-type="float" table:number-columns-spanned="4" table:number-rows-spanned="1">
            <text:p>5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3" calcext:value-type="float" table:number-columns-spanned="4" table:number-rows-spanned="1">
            <text:p>5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4" calcext:value-type="float" table:number-columns-spanned="4" table:number-rows-spanned="1">
            <text:p>5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5" calcext:value-type="float" table:number-columns-spanned="4" table:number-rows-spanned="1">
            <text:p>5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6" calcext:value-type="float" table:number-columns-spanned="4" table:number-rows-spanned="1">
            <text:p>5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7" calcext:value-type="float" table:number-columns-spanned="4" table:number-rows-spanned="1">
            <text:p>5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8" calcext:value-type="float" table:number-columns-spanned="4" table:number-rows-spanned="1">
            <text:p>5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59" calcext:value-type="float" table:number-columns-spanned="4" table:number-rows-spanned="1">
            <text:p>59</text:p>
          </table:table-cell>
          <table:covered-table-cell table:number-columns-repeated="2" table:style-name="ce3"/>
          <table:covered-table-cell table:style-name="ce32"/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37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37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37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37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37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37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37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37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7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37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37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37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4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37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37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4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4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4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5" table:number-columns-repeated="68"/>
          <table:table-cell table:style-name="ce44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37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37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37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37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83" calcext:value-type="float">
            <text:p>183</text:p>
          </table:table-cell>
          <table:table-cell table:style-name="ce37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  <table:table-cell table:style-name="ce37" office:value-type="float" office:value="188" calcext:value-type="float">
            <text:p>18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37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37" office:value-type="float" office:value="200" calcext:value-type="float">
            <text:p>20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3" calcext:value-type="float">
            <text:p>203</text:p>
          </table:table-cell>
          <table:table-cell table:style-name="ce37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7" calcext:value-type="float">
            <text:p>207</text:p>
          </table:table-cell>
          <table:table-cell table:style-name="ce37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37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5" calcext:value-type="float">
            <text:p>215</text:p>
          </table:table-cell>
          <table:table-cell table:style-name="ce37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7" office:value-type="float" office:value="220" calcext:value-type="float">
            <text:p>22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37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45" calcext:value-type="float">
            <text:p>245</text:p>
          </table:table-cell>
          <table:table-cell table:style-name="ce45" table:number-columns-repeated="68"/>
          <table:table-cell table:style-name="ce44" table:number-columns-repeated="16233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3" office:value-type="string" calcext:value-type="string">
            <text:p>pixel</text:p>
          </table:table-cell>
          <table:table-cell table:style-name="ce3" office:value-type="float" office:value="60" calcext:value-type="float" table:number-columns-spanned="4" table:number-rows-spanned="1">
            <text:p>6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1" calcext:value-type="float" table:number-columns-spanned="4" table:number-rows-spanned="1">
            <text:p>6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2" calcext:value-type="float" table:number-columns-spanned="4" table:number-rows-spanned="1">
            <text:p>6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3" calcext:value-type="float" table:number-columns-spanned="4" table:number-rows-spanned="1">
            <text:p>6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4" calcext:value-type="float" table:number-columns-spanned="4" table:number-rows-spanned="1">
            <text:p>6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5" calcext:value-type="float" table:number-columns-spanned="4" table:number-rows-spanned="1">
            <text:p>6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6" calcext:value-type="float" table:number-columns-spanned="4" table:number-rows-spanned="1">
            <text:p>6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7" calcext:value-type="float" table:number-columns-spanned="4" table:number-rows-spanned="1">
            <text:p>6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8" calcext:value-type="float" table:number-columns-spanned="4" table:number-rows-spanned="1">
            <text:p>6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69" calcext:value-type="float" table:number-columns-spanned="4" table:number-rows-spanned="1">
            <text:p>69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0" calcext:value-type="float" table:number-columns-spanned="4" table:number-rows-spanned="1">
            <text:p>70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1" calcext:value-type="float" table:number-columns-spanned="4" table:number-rows-spanned="1">
            <text:p>71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2" calcext:value-type="float" table:number-columns-spanned="4" table:number-rows-spanned="1">
            <text:p>72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3" calcext:value-type="float" table:number-columns-spanned="4" table:number-rows-spanned="1">
            <text:p>73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4" calcext:value-type="float" table:number-columns-spanned="4" table:number-rows-spanned="1">
            <text:p>74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5" calcext:value-type="float" table:number-columns-spanned="4" table:number-rows-spanned="1">
            <text:p>75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6" calcext:value-type="float" table:number-columns-spanned="4" table:number-rows-spanned="1">
            <text:p>76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7" calcext:value-type="float" table:number-columns-spanned="4" table:number-rows-spanned="1">
            <text:p>77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8" calcext:value-type="float" table:number-columns-spanned="4" table:number-rows-spanned="1">
            <text:p>78</text:p>
          </table:table-cell>
          <table:covered-table-cell table:number-columns-repeated="2" table:style-name="ce3"/>
          <table:covered-table-cell table:style-name="ce32"/>
          <table:table-cell table:style-name="ce3" office:value-type="float" office:value="79" calcext:value-type="float" table:number-columns-spanned="4" table:number-rows-spanned="1">
            <text:p>79</text:p>
          </table:table-cell>
          <table:covered-table-cell table:number-columns-repeated="2" table:style-name="ce3"/>
          <table:covered-table-cell table:style-name="ce32"/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3" office:value-type="string" calcext:value-type="string">
            <text:p>rgb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18" office:value-type="string" calcext:value-type="string">
            <text:p>r</text:p>
          </table:table-cell>
          <table:table-cell table:style-name="ce39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3"/>
          <table:table-cell table:style-name="ce44" table:number-columns-repeated="16301"/>
        </table:table-row>
        <table:table-row table:style-name="ro1">
          <table:table-cell table:style-name="ce4" office:value-type="string" calcext:value-type="string">
            <text:p>bank</text:p>
          </table:table-cell>
          <table:table-cell table:style-name="ce37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4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37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37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4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37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37" office:value-type="float" office:value="11" calcext:value-type="float" table:number-columns-spanned="2" table:number-rows-spanned="1">
            <text:p>11</text:p>
          </table:table-cell>
          <table:covered-table-cell table:style-name="ce4"/>
          <table:table-cell table:style-name="ce4" office:value-type="float" office:value="12" calcext:value-type="float" table:number-columns-spanned="2" table:number-rows-spanned="1">
            <text:p>12</text:p>
          </table:table-cell>
          <table:covered-table-cell table:style-name="ce4"/>
          <table:table-cell table:style-name="ce37" office:value-type="float" office:value="13" calcext:value-type="float" table:number-columns-spanned="2" table:number-rows-spanned="1">
            <text:p>13</text:p>
          </table:table-cell>
          <table:covered-table-cell table:style-name="ce4"/>
          <table:table-cell table:style-name="ce4"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 table:style-name="ce37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37" office:value-type="float" office:value="17" calcext:value-type="float" table:number-columns-spanned="2" table:number-rows-spanned="1">
            <text:p>17</text:p>
          </table:table-cell>
          <table:covered-table-cell table:style-name="ce4"/>
          <table:table-cell table:style-name="ce4" office:value-type="float" office:value="18" calcext:value-type="float" table:number-columns-spanned="2" table:number-rows-spanned="1">
            <text:p>18</text:p>
          </table:table-cell>
          <table:covered-table-cell table:style-name="ce4"/>
          <table:table-cell table:style-name="ce37" office:value-type="float" office:value="19" calcext:value-type="float" table:number-columns-spanned="2" table:number-rows-spanned="1">
            <text:p>19</text:p>
          </table:table-cell>
          <table:covered-table-cell table:style-name="ce4"/>
          <table:table-cell table:style-name="ce4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 table:style-name="ce37" office:value-type="float" office:value="21" calcext:value-type="float" table:number-columns-spanned="2" table:number-rows-spanned="1">
            <text:p>21</text:p>
          </table:table-cell>
          <table:covered-table-cell table:style-name="ce4"/>
          <table:table-cell table:style-name="ce4" office:value-type="float" office:value="22" calcext:value-type="float" table:number-columns-spanned="2" table:number-rows-spanned="1">
            <text:p>22</text:p>
          </table:table-cell>
          <table:covered-table-cell table:style-name="ce4"/>
          <table:table-cell table:style-name="ce37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37" office:value-type="float" office:value="25" calcext:value-type="float" table:number-columns-spanned="2" table:number-rows-spanned="1">
            <text:p>25</text:p>
          </table:table-cell>
          <table:covered-table-cell table:style-name="ce4"/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 table:style-name="ce4"/>
          <table:table-cell table:style-name="ce4" office:value-type="float" office:value="27" calcext:value-type="float" table:number-columns-spanned="2" table:number-rows-spanned="1">
            <text:p>27</text:p>
          </table:table-cell>
          <table:covered-table-cell table:style-name="ce4"/>
          <table:table-cell table:style-name="ce4" office:value-type="float" office:value="28" calcext:value-type="float" table:number-columns-spanned="2" table:number-rows-spanned="1">
            <text:p>28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4" office:value-type="float" office:value="30" calcext:value-type="float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style-name="ce4" office:value-type="string" calcext:value-type="string">
            <text:p>cím</text:p>
          </table:table-cell>
          <table:table-cell table:style-name="ce37" office:value-type="float" office:value="246" calcext:value-type="float">
            <text:p>24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37" office:value-type="float" office:value="250" calcext:value-type="float">
            <text:p>250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53" calcext:value-type="float">
            <text:p>253</text:p>
          </table:table-cell>
          <table:table-cell table:style-name="ce37" office:value-type="float" office:value="254" calcext:value-type="float">
            <text:p>25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7" office:value-type="float" office:value="258" calcext:value-type="float">
            <text:p>258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61" calcext:value-type="float">
            <text:p>261</text:p>
          </table:table-cell>
          <table:table-cell table:style-name="ce37" office:value-type="float" office:value="262" calcext:value-type="float">
            <text:p>262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37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37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7" calcext:value-type="float">
            <text:p>277</text:p>
          </table:table-cell>
          <table:table-cell table:style-name="ce37" office:value-type="float" office:value="278" calcext:value-type="float">
            <text:p>278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1" calcext:value-type="float">
            <text:p>281</text:p>
          </table:table-cell>
          <table:table-cell table:style-name="ce37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85" calcext:value-type="float">
            <text:p>285</text:p>
          </table:table-cell>
          <table:table-cell table:style-name="ce37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37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37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97" calcext:value-type="float">
            <text:p>297</text:p>
          </table:table-cell>
          <table:table-cell table:style-name="ce37" office:value-type="float" office:value="298" calcext:value-type="float">
            <text:p>298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style-name="ce37" office:value-type="float" office:value="302" calcext:value-type="float">
            <text:p>30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37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5" table:number-columns-repeated="66"/>
          <table:table-cell table:style-name="ce44" table:number-columns-repeated="2"/>
          <table:table-cell table:style-name="ce45" table:number-columns-repeated="16233"/>
        </table:table-row>
        <table:table-row table:style-name="ro1">
          <table:table-cell table:number-columns-repeated="151"/>
          <table:table-cell table:style-name="ce6" table:number-columns-repeated="16233"/>
        </table:table-row>
        <table:table-row table:style-name="ro1" table:number-rows-repeated="4">
          <table:table-cell table:number-columns-repeated="151"/>
          <table:table-cell table:style-name="ce44" table:number-columns-repeated="16233"/>
        </table:table-row>
        <table:table-row table:style-name="ro1" table:number-rows-repeated="1048494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9:32:03.089000000</meta:creation-date>
    <dc:date>2023-01-05T20:56:16.783000000</dc:date>
    <meta:editing-duration>PT15H11M35S</meta:editing-duration>
    <meta:editing-cycles>13</meta:editing-cycles>
    <meta:generator>LibreOffice/7.4.0.3$Windows_X86_64 LibreOffice_project/f85e47c08ddd19c015c0114a68350214f7066f5a</meta:generator>
    <meta:document-statistic meta:table-count="1" meta:cell-count="2300" meta:object-count="0"/>
  </office:meta>
</office:document-meta>
</file>